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6.717cm"/>
    </style:style>
    <style:style style:name="co5" style:family="table-column">
      <style:table-column-properties fo:break-before="auto" style:column-width="5.1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EditarTendencias - ESCTípic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Ventana de edición se muestra vaci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Ventana de edición se muestra vacia</text:p>
          </table:table-cell>
        </table:table-row>
        <table:table-row table:style-name="ro1">
          <table:table-cell office:value-type="string">
            <text:p>Nueva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Ventana de edición muestra datos de una tendenci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Ventana de edición muestra datos de una tendencia</text:p>
          </table:table-cell>
        </table:table-row>
        <table:table-row table:style-name="ro1">
          <table:table-cell office:value-type="string">
            <text:p>Sel Plebiscito</text:p>
          </table:table-cell>
          <table:table-cell office:value-type="string">
            <text:p>Seleccionar un plebiscito</text:p>
          </table:table-cell>
        </table:table-row>
        <table:table-row table:style-name="ro1">
          <table:table-cell office:value-type="string">
            <text:p>Sel Tendencia</text:p>
          </table:table-cell>
          <table:table-cell office:value-type="string">
            <text:p>Seleccionar una tendencia</text:p>
          </table:table-cell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Ventana de edición muestra datos de una tendenci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Ventana de edición muestra datos de una tendencia</text:p>
          </table:table-cell>
        </table:table-row>
        <table:table-row table:style-name="ro1">
          <table:table-cell office:value-type="string">
            <text:p>Nueva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Sel Plebiscito</text:p>
          </table:table-cell>
          <table:table-cell office:value-type="string">
            <text:p>Seleccionar un plebiscito</text:p>
          </table:table-cell>
        </table:table-row>
        <table:table-row table:style-name="ro1">
          <table:table-cell office:value-type="string">
            <text:p>Sel Tendencia</text:p>
          </table:table-cell>
          <table:table-cell office:value-type="string">
            <text:p>Seleccionar una tendencia</text:p>
          </table:table-cell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Ventana de edición muestra datos de una tendencia de un plebiscito y luego de otra de otro plebiscito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Ventana de edición muestra datos de una tendencia de un plebiscito y luego de otra de otro plebiscito</text:p>
          </table:table-cell>
        </table:table-row>
        <table:table-row table:style-name="ro1">
          <table:table-cell office:value-type="string">
            <text:p>Sel Plebiscito</text:p>
          </table:table-cell>
          <table:table-cell office:value-type="string">
            <text:p>Seleccionar un plebiscito</text:p>
          </table:table-cell>
        </table:table-row>
        <table:table-row table:style-name="ro1">
          <table:table-cell office:value-type="string">
            <text:p>Sel Tendencia</text:p>
          </table:table-cell>
          <table:table-cell office:value-type="string">
            <text:p>Seleccionar una tendencia</text:p>
          </table:table-cell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Sel Plebiscito diferente</text:p>
          </table:table-cell>
          <table:table-cell office:value-type="string">
            <text:p>Seleccionar un plebiscito diferente</text:p>
          </table:table-cell>
        </table:table-row>
        <table:table-row table:style-name="ro1">
          <table:table-cell office:value-type="string">
            <text:p>Sel Tendencia</text:p>
          </table:table-cell>
          <table:table-cell office:value-type="string">
            <text:p>Seleccionar una tendencia diferente</text:p>
          </table:table-cell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CP-05</text:p>
          </table:table-cell>
          <table:table-cell office:value-type="string">
            <text:p>No hay defectos. El cambio fue se planifico.</text:p>
          </table:table-cell>
        </table:table-row>
        <table:table-row table:style-name="ro1">
          <table:table-cell office:value-type="string">
            <text:p>Cambio:</text:p>
          </table:table-cell>
          <table:table-cell office:value-type="string">
            <text:p>Al volver de ventana de edición la lista de selección no recuerda cual <text:s/>plebiscito fue seleccionad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Ventana de edición muestra datos de una tendencia y luego de otra, ambas de un mismo plebiscito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Ventana de edición muestra datos de una tendencia y luego de otra, ambas de un mismo plebiscito</text:p>
          </table:table-cell>
        </table:table-row>
        <table:table-row table:style-name="ro1">
          <table:table-cell office:value-type="string">
            <text:p>Sel Plebiscito</text:p>
          </table:table-cell>
          <table:table-cell office:value-type="string">
            <text:p>Seleccionar un plebiscito</text:p>
          </table:table-cell>
        </table:table-row>
        <table:table-row table:style-name="ro1">
          <table:table-cell office:value-type="string">
            <text:p>Sel Tendencia</text:p>
          </table:table-cell>
          <table:table-cell office:value-type="string">
            <text:p>Seleccionar un plebiscito</text:p>
          </table:table-cell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Sel Tendencia diferente</text:p>
          </table:table-cell>
          <table:table-cell office:value-type="string">
            <text:p>Se debe seleccionar de nuevo el mismo plebiscito y después seleccionar otra tendencia</text:p>
          </table:table-cell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6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Ventana de edición muestra datos de una tendencia y luego se muestra vaci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Ventana de edición muestra datos de una tendencia y luego se muestra vacia</text:p>
          </table:table-cell>
        </table:table-row>
        <table:table-row table:style-name="ro2">
          <table:table-cell office:value-type="string">
            <text:p>Sel Plebiscito</text:p>
          </table:table-cell>
          <table:table-cell/>
        </table:table-row>
        <table:table-row table:style-name="ro2">
          <table:table-cell office:value-type="string">
            <text:p>Sel Tendencia</text:p>
          </table:table-cell>
          <table:table-cell/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Nueva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 table:number-rows-repeated="104850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EditarTendencias - ESCAlternativo01" table:style-name="ta1"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Registra nueva tendenci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Registra nueva tendencia</text:p>
          </table:table-cell>
        </table:table-row>
        <table:table-row table:style-name="ro1">
          <table:table-cell office:value-type="string">
            <text:p>Llenar campos obligatorios</text:p>
          </table:table-cell>
          <table:table-cell office:value-type="string">
            <text:p>Llena campos obligatori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Registra nueva tendenci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Registra nueva tendencia</text:p>
          </table:table-cell>
        </table:table-row>
        <table:table-row table:style-name="ro1">
          <table:table-cell office:value-type="string">
            <text:p>Llenar todos los campos</text:p>
          </table:table-cell>
          <table:table-cell office:value-type="string">
            <text:p>Llena todos los camp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Llenar campos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mbiar Nombre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Llenar campos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Nombre</text:p>
          </table:table-cell>
          <table:table-cell/>
        </table:table-row>
        <table:table-row table:style-name="ro2">
          <table:table-cell office:value-type="string">
            <text:p>Cambiar Descripción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5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Llenar campos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campos no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CP-06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Llenar campos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3">
          <table:table-cell office:value-type="string">
            <text:p>Cambiar Nombre</text:p>
          </table:table-cell>
          <table:table-cell/>
        </table:table-row>
        <table:table-row table:style-name="ro3">
          <table:table-cell office:value-type="string">
            <text:p>Cambiar Descripción</text:p>
          </table:table-cell>
          <table:table-cell/>
        </table:table-row>
        <table:table-row table:style-name="ro3">
          <table:table-cell office:value-type="string">
            <text:p>Llenar campos no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</table:table>
      <table:table table:name="EditarTendencias - ESCAlternativo02" table:style-name="ta1" table:print="false">
        <table:table-column table:style-name="co4" table:default-cell-style-name="Default"/>
        <table:table-column table:style-name="co2" table:default-cell-style-name="Default"/>
        <table:table-row table:style-name="ro2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Cambiar Nombre y Descripción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Cambiar Nombre y Descripción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Nombre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5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Cambiar todos los camp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Nombre</text:p>
          </table:table-cell>
          <table:table-cell/>
        </table:table-row>
        <table:table-row table:style-name="ro2">
          <table:table-cell office:value-type="string">
            <text:p>Cambiar Descripción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6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Cambiar todos los camp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campos no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CP-07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3">
          <table:table-cell office:value-type="string">
            <text:p>Cambiar todos los camp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3">
          <table:table-cell office:value-type="string">
            <text:p>Cambiar todos los camp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</table:table>
      <table:table table:name="EditarTendencias - ESCExcepcional" table:style-name="ta1" table:print="false">
        <table:table-column table:style-name="co5" table:default-cell-style-name="Default"/>
        <table:table-column table:style-name="co2" table:default-cell-style-name="Default"/>
        <table:table-row table:style-name="ro2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Llenar campos menos Nombre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Nombre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Llenar campos menos Nombre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Nombre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todos los camp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Nombre y Descripción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3">
          <table:table-cell office:value-type="string">
            <text:p>Llenar campos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3">00/00/0000</text:date>, <text:time style:data-style-name="N2" text:time-value="0000-00-00T22:24:57.8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20:30:54</meta:creation-date>
    <meta:editing-duration>PT31M14S</meta:editing-duration>
    <meta:editing-cycles>15</meta:editing-cycles>
    <meta:generator>LibreOffice/3.6$Windows_x86 LibreOffice_project/58f22d5-270d05a-e2abed1-ea17a85-9b5702</meta:generator>
    <meta:initial-creator>Ariel Mora</meta:initial-creator>
    <dc:date>2013-06-23T23:48:56.98</dc:date>
    <meta:document-statistic meta:table-count="4" meta:cell-count="361" meta:object-count="0"/>
    <meta:user-defined meta:name="Info 1"/>
    <meta:user-defined meta:name="Info 2"/>
    <meta:user-defined meta:name="Info 3"/>
    <meta:user-defined meta:name="Info 4"/>
  </office:meta>
</office:document-meta>
</file>